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4">
      <style:paragraph-properties fo:margin-top="0in" fo:margin-bottom="0in" style:contextual-spacing="false"/>
    </style:style>
    <style:style style:name="P16" style:family="paragraph" style:parent-style-name="Text_20_body" style:list-style-name="L15"/>
    <style:style style:name="P17" style:family="paragraph" style:parent-style-name="Text_20_body" style:list-style-name="L15">
      <style:paragraph-properties fo:margin-top="0in" fo:margin-bottom="0in" style:contextual-spacing="false"/>
    </style:style>
    <style:style style:name="P18" style:family="paragraph" style:parent-style-name="Text_20_body" style:list-style-name="L16"/>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style style:name="P21" style:family="paragraph" style:parent-style-name="Text_20_body" style:list-style-name="L17">
      <style:paragraph-properties fo:margin-top="0in" fo:margin-bottom="0in" style:contextual-spacing="false"/>
    </style:style>
    <style:style style:name="P22" style:family="paragraph" style:parent-style-name="Text_20_body" style:list-style-name="L18"/>
    <style:style style:name="P23" style:family="paragraph" style:parent-style-name="Text_20_body" style:list-style-name="L18">
      <style:paragraph-properties fo:margin-top="0in" fo:margin-bottom="0in" style:contextual-spacing="false"/>
    </style:style>
    <style:style style:name="P24" style:family="paragraph" style:parent-style-name="Text_20_body" style:list-style-name="L19"/>
    <style:style style:name="P25" style:family="paragraph" style:parent-style-name="Text_20_body" style:list-style-name="L19">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hapter 3 Puzzles Overview</text:span></text:h>
      <text:p text:style-name="Text_20_body"><text:span text:style-name="Strong_20_Emphasis">In Chapter 3: The Mall of Shadows, players investigate a mysterious abandoned mall, where supernatural forces manipulate the environment. As they explore eerie stores and corridors, they solve interactive puzzles that reveal hidden messages, unlock doors, and uncover the cult’s deeper plans. Each puzzle ties into the mall’s unsettling atmosphere and propels the players toward their next objective.</text:span></text:p>
      <text:p text:style-name="Horizontal_20_Line"/>
      <text:h text:style-name="Heading_20_3" text:outline-level="3"><text:span text:style-name="Strong_20_Emphasis">1. Haunted Melody Puzzle</text:span></text:h>
      <text:p text:style-name="Text_20_body"><text:span text:style-name="Strong_20_Emphasis">Task:</text:span> Replicate a ghostly piano melody to calm the haunted instruments.</text:p>
      <text:p text:style-name="Text_20_body"><text:span text:style-name="Strong_20_Emphasis">Mechanics:</text:span></text:p>
      <text:list text:style-name="L14">
        <text:list-item>
          <text:p text:style-name="P15">In the <text:span text:style-name="Strong_20_Emphasis">Music Store</text:span>, instruments play eerie tunes on their own.</text:p>
        </text:list-item>
        <text:list-item>
          <text:p text:style-name="P15">A <text:span text:style-name="Strong_20_Emphasis">piano sits in the center</text:span>, with keys glowing in a specific order.</text:p>
        </text:list-item>
        <text:list-item>
          <text:p text:style-name="P15">Players must <text:span text:style-name="Strong_20_Emphasis">replicate the tune</text:span> by pressing the keys in the correct sequence.</text:p>
        </text:list-item>
        <text:list-item>
          <text:p text:style-name="P14">Clues to the sequence are <text:span text:style-name="Strong_20_Emphasis">hidden on posters</text:span> scattered throughout the mall.</text:p>
        </text:list-item>
      </text:list>
      <text:p text:style-name="Text_20_body"><text:span text:style-name="Strong_20_Emphasis">Result:</text:span></text:p>
      <text:list text:style-name="L15">
        <text:list-item>
          <text:p text:style-name="P17">Successfully recreating the melody <text:span text:style-name="Strong_20_Emphasis">stops the supernatural music</text:span>.</text:p>
        </text:list-item>
        <text:list-item>
          <text:p text:style-name="P16">A <text:span text:style-name="Strong_20_Emphasis">secret compartment in the piano</text:span> reveals a key to a hidden door.</text:p>
        </text:list-item>
      </text:list>
      <text:p text:style-name="Horizontal_20_Line"/>
      <text:h text:style-name="Heading_20_3" text:outline-level="3"><text:span text:style-name="Strong_20_Emphasis">2. Power Grid Circuit Puzzle</text:span></text:h>
      <text:p text:style-name="Text_20_body"><text:span text:style-name="Strong_20_Emphasis">Task:</text:span> Repair a damaged circuit board in the maintenance room to unlock a crowbar.</text:p>
      <text:p text:style-name="Text_20_body"><text:span text:style-name="Strong_20_Emphasis">Mechanics:</text:span></text:p>
      <text:list text:style-name="L16">
        <text:list-item>
          <text:p text:style-name="P19">In the <text:span text:style-name="Strong_20_Emphasis">Mall’s Maintenance Room</text:span>, players find a <text:span text:style-name="Strong_20_Emphasis">damaged electrical panel</text:span>.</text:p>
        </text:list-item>
        <text:list-item>
          <text:p text:style-name="P19">The panel consists of a <text:span text:style-name="Strong_20_Emphasis">grid of circuit pieces</text:span> that can be rotated.</text:p>
        </text:list-item>
        <text:list-item>
          <text:p text:style-name="P19">Players must <text:span text:style-name="Strong_20_Emphasis">rotate the pieces</text:span> to form a <text:span text:style-name="Strong_20_Emphasis">complete circuit</text:span>.</text:p>
        </text:list-item>
        <text:list-item>
          <text:p text:style-name="P18">Clues to the correct wiring pattern are <text:span text:style-name="Strong_20_Emphasis">scattered around the maintenance room</text:span>.</text:p>
        </text:list-item>
      </text:list>
      <text:p text:style-name="Text_20_body"><text:span text:style-name="Strong_20_Emphasis">Result:</text:span></text:p>
      <text:list text:style-name="L17">
        <text:list-item>
          <text:p text:style-name="P21">Successfully completing the circuit <text:span text:style-name="Strong_20_Emphasis">restores functionality</text:span> to part of the mall.</text:p>
        </text:list-item>
        <text:list-item>
          <text:p text:style-name="P20">The mall’s mechanic, <text:span text:style-name="Strong_20_Emphasis">Mitch</text:span>, rewards the player with a <text:span text:style-name="Strong_20_Emphasis">crowbar</text:span>, which is needed to break into the <text:span text:style-name="Strong_20_Emphasis">abandoned BestTry electronics store</text:span>.</text:p>
        </text:list-item>
      </text:list>
      <text:p text:style-name="Horizontal_20_Line"/>
      <text:h text:style-name="Heading_20_3" text:outline-level="3"><text:span text:style-name="Strong_20_Emphasis">3. Candle Ritual Puzzle</text:span></text:h>
      <text:p text:style-name="Text_20_body"><text:span text:style-name="Strong_20_Emphasis">Task:</text:span> Extinguish the ritual candles in the correct order to break the cult’s summoning circle.</text:p>
      <text:p text:style-name="Text_20_body"><text:soft-page-break/><text:span text:style-name="Strong_20_Emphasis">Mechanics:</text:span></text:p>
      <text:list text:style-name="L18">
        <text:list-item>
          <text:p text:style-name="P23">In the <text:span text:style-name="Strong_20_Emphasis">BestTry electronics store</text:span>, players find a <text:span text:style-name="Strong_20_Emphasis">ritual circle surrounded by candles</text:span>, still burning despite the mall’s abandonment.</text:p>
        </text:list-item>
        <text:list-item>
          <text:p text:style-name="P23">The candles are labeled <text:span text:style-name="Strong_20_Emphasis">A-G</text:span>, and the correct extinguishing order is <text:span text:style-name="Strong_20_Emphasis">hinted at through supernatural messages and mall graffiti</text:span>.</text:p>
        </text:list-item>
        <text:list-item>
          <text:p text:style-name="P23">Players must <text:span text:style-name="Strong_20_Emphasis">click on the candles in the correct sequence</text:span> to disrupt the ritual.</text:p>
        </text:list-item>
        <text:list-item>
          <text:p text:style-name="P22">The <text:span text:style-name="Strong_20_Emphasis">Ouija board in the hidden room</text:span> provides an extra clue by spelling out a key part of the order.</text:p>
        </text:list-item>
      </text:list>
      <text:p text:style-name="Text_20_body"><text:span text:style-name="Strong_20_Emphasis">Result:</text:span></text:p>
      <text:list text:style-name="L19">
        <text:list-item>
          <text:p text:style-name="P25">Successfully breaking the ritual circle <text:span text:style-name="Strong_20_Emphasis">stops the hauntings</text:span> in the mall.</text:p>
        </text:list-item>
        <text:list-item>
          <text:p text:style-name="P24">A <text:span text:style-name="Strong_20_Emphasis">hidden compartment opens</text:span>, revealing a <text:span text:style-name="Strong_20_Emphasis">cultist’s letter hinting at the next location</text:span>—the museum, leading into Chapter 4.</text:p>
        </text:list-item>
      </text:list>
      <text:p text:style-name="Horizontal_20_Line"/>
      <text:h text:style-name="Heading_20_3" text:outline-level="3"><text:span text:style-name="Strong_20_Emphasis">Final Objective</text:span></text:h>
      <text:p text:style-name="Text_20_body">After solving all three puzzles, players gain access to the <text:span text:style-name="Strong_20_Emphasis">mall’s security office</text:span>, where they find <text:span text:style-name="Strong_20_Emphasis">surveillance footage revealing strange supernatural activity</text:span>. They also recover a <text:span text:style-name="Strong_20_Emphasis">document hinting at the cult’s next move</text:span>, leading them to their next investigation at the <text:span text:style-name="Strong_20_Emphasis">museum</text:span>, where the mystery deepens.</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23:25:01.473000000</meta:creation-date>
    <dc:date>2025-02-19T17:50:20.892000000</dc:date>
    <meta:editing-duration>PT20M57S</meta:editing-duration>
    <meta:editing-cycles>7</meta:editing-cycles>
    <meta:generator>LibreOffice/24.2.0.3$Windows_X86_64 LibreOffice_project/da48488a73ddd66ea24cf16bbc4f7b9c08e9bea1</meta:generator>
    <meta:document-statistic meta:table-count="0" meta:image-count="0" meta:object-count="0" meta:page-count="2" meta:paragraph-count="34" meta:word-count="437" meta:character-count="2660" meta:non-whitespace-character-count="2276"/>
  </office:meta>
</office:document-meta>
</file>